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eeeeee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 style:list-style-name="L1">
      <style:graphic-properties svg:stroke-width="0.018cm" svg:stroke-color="#000000" draw:marker-start-width="0.227cm" draw:marker-end-width="0.227cm" draw:fill="solid" draw:fill-color="#99ffff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svg:stroke-width="0.018cm" svg:stroke-color="#000000" draw:marker-start-width="0.227cm" draw:marker-end-width="0.227cm" draw:fill="solid" draw:fill-color="#ccff00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ff9999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77cm" fo:min-width="0cm" fo:padding-top="0.142cm" fo:padding-bottom="0.142cm" fo:padding-left="0.267cm" fo:padding-right="0.267cm" fo:wrap-option="wrap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1.754cm" fo:min-width="0cm" fo:padding-top="0.142cm" fo:padding-bottom="0.142cm" fo:padding-left="0.267cm" fo:padding-right="0.267cm" fo:wrap-option="wrap"/>
    </style:style>
    <style:style style:name="P1" style:family="paragraph"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2" style:family="paragraph">
      <loext:graphic-properties draw:fill="solid" draw:fill-color="#eeeeee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3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4" style:family="paragraph">
      <loext:graphic-properties draw:fill="solid" draw:fill-color="#99ff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5" style:family="paragraph">
      <loext:graphic-properties draw:fill="solid" draw:fill-color="#ccff00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6" style:family="paragraph">
      <loext:graphic-properties draw:fill="solid" draw:fill-color="#ff9999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" fo:font-size="9pt" fo:font-weight="normal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33333" loext:opacity="100%" style:font-name="Liberation Sans1" fo:font-size="9pt" fo:font-style="normal" fo:font-weight="bold"/>
    </style:style>
    <style:style style:name="T2" style:family="text">
      <style:text-properties style:font-name="Arial" fo:font-size="9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0.953cm" svg:x="0.254cm" svg:y="1.757cm">
          <text:p text:style-name="P1"><text:span text:style-name="T1">[ user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953cm" svg:x="9.779cm" svg:y="1.757cm">
          <text:p text:style-name="P3"><text:span text:style-name="T1">[ “:” por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175cm" svg:height="0.953cm" svg:x="6.604cm" svg:y="1.757cm">
          <text:p text:style-name="P3"><text:span text:style-name="T1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175cm" svg:height="0.953cm" svg:x="3.429cm" svg:y="1.758cm">
          <text:p text:style-name="P3"><text:span text:style-name="T1">[ “:” password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6.35cm" svg:height="0.607cm" svg:x="0.254cm" svg:y="3.561cm">
          <draw:text-box>
            <text:p text:style-name="P7"><text:span text:style-name="T2">userinfo</text:span></text:p>
          </draw:text-box>
        </draw:frame>
        <draw:frame draw:style-name="gr5" draw:text-style-name="P8" draw:layer="layout" svg:width="5.08cm" svg:height="0.607cm" svg:x="4.064cm" svg:y="0.082cm">
          <draw:text-box>
            <text:p text:style-name="P7"><text:span text:style-name="T2">authority</text:span></text:p>
          </draw:text-box>
        </draw:frame>
        <draw:custom-shape draw:style-name="gr6" draw:text-style-name="P9" draw:layer="layout" svg:width="0.635cm" svg:height="6.35cm" draw:transform="rotate (1.5707963267949) translate (0.254cm 3.56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9" draw:layer="layout" svg:width="0.953cm" svg:height="12.7cm" draw:transform="rotate (1.5707963267949) translate (0.254cm 1.641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3.208cm" fo:page-height="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10T11:10:08.160000000</dc:date>
    <meta:editing-duration>PT41M22S</meta:editing-duration>
    <meta:editing-cycles>11</meta:editing-cycles>
    <meta:document-statistic meta:object-count="8"/>
  </office:meta>
</office:document-meta>
</file>